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FreeSans" officeooo:rsid="0016aabe" officeooo:paragraph-rsid="0016aabe"/>
    </style:style>
    <style:style style:name="P2" style:family="paragraph" style:parent-style-name="Standard">
      <style:text-properties fo:color="#000000" style:font-name="FreeSans" fo:font-weight="bold" officeooo:rsid="0016aabe" officeooo:paragraph-rsid="0016aabe" style:font-weight-asian="bold" style:font-weight-complex="bold"/>
    </style:style>
    <style:style style:name="P3" style:family="paragraph" style:parent-style-name="Standard">
      <style:text-properties fo:color="#000000" style:font-name="FreeSans" fo:font-size="12pt" fo:font-weight="bold" officeooo:rsid="0016aabe" style:font-size-asian="12pt" style:font-weight-asian="bold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fa3addfe-7fff-f7f3-31f5-3ffb320072a9"/>${data},${dynamic.field}</text:p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6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4:28:35.407742176</meta:creation-date>
    <dc:date>2020-02-12T11:55:04.487467995</dc:date>
    <meta:editing-duration>PT1H28M8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24" meta:non-whitespace-character-count="24"/>
  </office:meta>
</office:document-meta>
</file>